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6e6e6" svg:stroke-opacity="50%" draw:fill="solid" draw:fill-color="#e6e6e6" draw:opacity="40%" draw:textarea-horizontal-align="justify" draw:textarea-vertical-align="middle" draw:auto-grow-height="false" fo:min-height="0cm" fo:min-width="0cm" draw:shadow-opacity="40%"/>
    </style:style>
    <style:style style:name="gr2" style:family="graphic" style:parent-style-name="standard">
      <style:graphic-properties svg:stroke-width="0.051cm" svg:stroke-color="#b3b3b3" draw:marker-start-width="0.276cm" draw:marker-end-width="0.276cm" svg:stroke-opacity="50%" draw:fill="none" draw:opacity="40%" draw:textarea-horizontal-align="justify" draw:textarea-vertical-align="middle" draw:auto-grow-height="false" fo:min-height="0.099cm" fo:min-width="0cm" fo:padding-top="0.15cm" fo:padding-bottom="0.15cm" fo:padding-left="0.275cm" fo:padding-right="0.275cm" draw:shadow-opacity="40%"/>
    </style:style>
    <style:style style:name="gr3" style:family="graphic" style:parent-style-name="standard">
      <style:graphic-properties svg:stroke-width="0.051cm" svg:stroke-color="#b3b3b3" draw:marker-start-width="0.276cm" draw:marker-end-width="0.276cm" svg:stroke-opacity="50%" draw:fill="none" draw:opacity="40%" draw:textarea-horizontal-align="justify" draw:textarea-vertical-align="middle" draw:auto-grow-height="false" fo:min-height="0.1cm" fo:min-width="0cm" fo:padding-top="0.15cm" fo:padding-bottom="0.15cm" fo:padding-left="0.275cm" fo:padding-right="0.275cm" draw:shadow-opacity="40%"/>
    </style:style>
    <style:style style:name="gr4" style:family="graphic" style:parent-style-name="standard">
      <style:graphic-properties svg:stroke-width="0.051cm" svg:stroke-color="#4c4c4c" draw:marker-start-width="0.276cm" draw:marker-end-width="0.276cm" svg:stroke-opacity="50%" draw:fill="none" draw:opacity="40%" draw:textarea-horizontal-align="justify" draw:textarea-vertical-align="middle" draw:auto-grow-height="false" fo:min-height="0.533cm" fo:min-width="0.308cm" fo:padding-top="0.15cm" fo:padding-bottom="0.15cm" fo:padding-left="0.275cm" fo:padding-right="0.275cm" draw:shadow-opacity="40%"/>
    </style:style>
    <style:style style:name="gr5" style:family="graphic" style:parent-style-name="standard">
      <style:graphic-properties svg:stroke-color="#e6e6e6" draw:fill="solid" draw:fill-color="#e6e6e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51cm" svg:stroke-color="#b3b3b3" draw:marker-start-width="0.276cm" draw:marker-end-width="0.276cm" draw:fill="none" draw:textarea-horizontal-align="justify" draw:textarea-vertical-align="middle" draw:auto-grow-height="false" fo:min-height="0.099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b3b3b3" draw:marker-start-width="0.276cm" draw:marker-end-width="0.276cm" draw:fill="none" draw:textarea-horizontal-align="justify" draw:textarea-vertical-align="middle" draw:auto-grow-height="false" fo:min-height="0.1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4c4c4c" draw:marker-start-width="0.276cm" draw:marker-end-width="0.276cm" draw:fill="none" draw:textarea-horizontal-align="justify" draw:textarea-vertical-align="middle" draw:auto-grow-height="false" fo:min-height="0.533cm" fo:min-width="0.308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none" draw:fill-color="#808080" draw:textarea-horizontal-align="justify" draw:textarea-vertical-align="middle" draw:auto-grow-height="false" fo:min-height="1.491cm" fo:min-width="1.241cm" fo:padding-top="0.15cm" fo:padding-bottom="0.15cm" fo:padding-left="0.275cm" fo:padding-right="0.275cm"/>
    </style:style>
    <style:style style:name="gr10" style:family="graphic" style:parent-style-name="standard">
      <style:graphic-properties svg:stroke-color="#e6e6e6" svg:stroke-opacity="40%" draw:fill="solid" draw:fill-color="#e6e6e6" draw:opacity="30%" draw:textarea-horizontal-align="justify" draw:textarea-vertical-align="middle" draw:auto-grow-height="false" fo:min-height="0cm" fo:min-width="0cm" draw:shadow-opacity="30%"/>
    </style:style>
    <style:style style:name="gr11" style:family="graphic" style:parent-style-name="standard">
      <style:graphic-properties svg:stroke-width="0.051cm" svg:stroke-color="#b3b3b3" draw:marker-start-width="0.276cm" draw:marker-end-width="0.276cm" svg:stroke-opacity="40%" draw:fill="none" draw:opacity="30%" draw:textarea-horizontal-align="justify" draw:textarea-vertical-align="middle" draw:auto-grow-height="false" fo:min-height="0.099cm" fo:min-width="0cm" fo:padding-top="0.15cm" fo:padding-bottom="0.15cm" fo:padding-left="0.275cm" fo:padding-right="0.275cm" draw:shadow-opacity="30%"/>
    </style:style>
    <style:style style:name="gr12" style:family="graphic" style:parent-style-name="standard">
      <style:graphic-properties svg:stroke-width="0.051cm" svg:stroke-color="#b3b3b3" draw:marker-start-width="0.276cm" draw:marker-end-width="0.276cm" svg:stroke-opacity="40%" draw:fill="none" draw:opacity="30%" draw:textarea-horizontal-align="justify" draw:textarea-vertical-align="middle" draw:auto-grow-height="false" fo:min-height="0.1cm" fo:min-width="0cm" fo:padding-top="0.15cm" fo:padding-bottom="0.15cm" fo:padding-left="0.275cm" fo:padding-right="0.275cm" draw:shadow-opacity="30%"/>
    </style:style>
    <style:style style:name="gr13" style:family="graphic" style:parent-style-name="standard">
      <style:graphic-properties svg:stroke-width="0.051cm" svg:stroke-color="#4c4c4c" draw:marker-start-width="0.276cm" draw:marker-end-width="0.276cm" svg:stroke-opacity="40%" draw:fill="none" draw:opacity="30%" draw:textarea-horizontal-align="justify" draw:textarea-vertical-align="middle" draw:auto-grow-height="false" fo:min-height="0.533cm" fo:min-width="0.308cm" fo:padding-top="0.15cm" fo:padding-bottom="0.15cm" fo:padding-left="0.275cm" fo:padding-right="0.275cm" draw:shadow-opacity="30%"/>
    </style:style>
    <style:style style:name="gr14" style:family="graphic" style:parent-style-name="standard">
      <style:graphic-properties svg:stroke-width="0.051cm" svg:stroke-color="#000000" draw:marker-start-width="0.276cm" draw:marker-end-width="0.276cm" svg:stroke-opacity="40%" draw:fill="none" draw:fill-color="#808080" draw:opacity="30%" draw:textarea-horizontal-align="justify" draw:textarea-vertical-align="middle" draw:auto-grow-height="false" fo:min-height="1.491cm" fo:min-width="1.241cm" fo:padding-top="0.15cm" fo:padding-bottom="0.15cm" fo:padding-left="0.275cm" fo:padding-right="0.275cm" draw:shadow-opacity="30%"/>
    </style:style>
    <style:style style:name="gr15" style:family="graphic" style:parent-style-name="standard">
      <style:graphic-properties svg:stroke-color="#e6e6e6" svg:stroke-opacity="30%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16" style:family="graphic" style:parent-style-name="standard">
      <style:graphic-properties svg:stroke-width="0.051cm" svg:stroke-color="#b3b3b3" draw:marker-start-width="0.276cm" draw:marker-end-width="0.276cm" svg:stroke-opacity="30%" draw:fill="none" draw:opacity="20%" draw:textarea-horizontal-align="justify" draw:textarea-vertical-align="middle" draw:auto-grow-height="false" fo:min-height="0.099cm" fo:min-width="0cm" fo:padding-top="0.15cm" fo:padding-bottom="0.15cm" fo:padding-left="0.275cm" fo:padding-right="0.275cm" draw:shadow-opacity="20%"/>
    </style:style>
    <style:style style:name="gr17" style:family="graphic" style:parent-style-name="standard">
      <style:graphic-properties svg:stroke-width="0.051cm" svg:stroke-color="#b3b3b3" draw:marker-start-width="0.276cm" draw:marker-end-width="0.276cm" svg:stroke-opacity="30%" draw:fill="none" draw:opacity="20%" draw:textarea-horizontal-align="justify" draw:textarea-vertical-align="middle" draw:auto-grow-height="false" fo:min-height="0.1cm" fo:min-width="0cm" fo:padding-top="0.15cm" fo:padding-bottom="0.15cm" fo:padding-left="0.275cm" fo:padding-right="0.275cm" draw:shadow-opacity="20%"/>
    </style:style>
    <style:style style:name="gr18" style:family="graphic" style:parent-style-name="standard">
      <style:graphic-properties svg:stroke-width="0.051cm" svg:stroke-color="#4c4c4c" draw:marker-start-width="0.276cm" draw:marker-end-width="0.276cm" svg:stroke-opacity="30%" draw:fill="none" draw:opacity="20%" draw:textarea-horizontal-align="justify" draw:textarea-vertical-align="middle" draw:auto-grow-height="false" fo:min-height="0.533cm" fo:min-width="0.308cm" fo:padding-top="0.15cm" fo:padding-bottom="0.15cm" fo:padding-left="0.275cm" fo:padding-right="0.275cm" draw:shadow-opacity="20%"/>
    </style:style>
    <style:style style:name="gr19" style:family="graphic" style:parent-style-name="standard">
      <style:graphic-properties svg:stroke-width="0.051cm" svg:stroke-color="#000000" draw:marker-start-width="0.276cm" draw:marker-end-width="0.276cm" svg:stroke-opacity="30%" draw:fill="none" draw:fill-color="#808080" draw:opacity="20%" draw:textarea-horizontal-align="justify" draw:textarea-vertical-align="middle" draw:auto-grow-height="false" fo:min-height="1.491cm" fo:min-width="1.241cm" fo:padding-top="0.15cm" fo:padding-bottom="0.15cm" fo:padding-left="0.275cm" fo:padding-right="0.275cm" draw:shadow-opacity="20%"/>
    </style:style>
    <style:style style:name="gr20" style:family="graphic" style:parent-style-name="standard">
      <style:graphic-properties svg:stroke-color="#e6e6e6" draw:fill="hatch" draw:fill-color="#e6e6e6" draw:fill-hatch-name="Black_20_45_20_Degrees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width="0.051cm" svg:stroke-color="#b3b3b3" draw:marker-start-width="0.276cm" draw:marker-end-width="0.276cm" draw:fill="hatch" draw:fill-hatch-name="Black_20_45_20_Degrees" draw:textarea-horizontal-align="justify" draw:textarea-vertical-align="middle" draw:auto-grow-height="false" fo:min-height="0.099cm" fo:min-width="0cm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b3b3b3" draw:marker-start-width="0.276cm" draw:marker-end-width="0.276cm" draw:fill="hatch" draw:fill-hatch-name="Black_20_45_20_Degrees" draw:textarea-horizontal-align="justify" draw:textarea-vertical-align="middle" draw:auto-grow-height="false" fo:min-height="0.1cm" fo:min-width="0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4c4c4c" draw:marker-start-width="0.276cm" draw:marker-end-width="0.276cm" draw:fill="hatch" draw:fill-hatch-name="Black_20_45_20_Degrees" draw:textarea-horizontal-align="justify" draw:textarea-vertical-align="middle" draw:auto-grow-height="false" fo:min-height="0.533cm" fo:min-width="0.308cm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Fine_20_Dashed" svg:stroke-width="0.1cm" svg:stroke-color="#0000ff" draw:marker-start-width="0.349cm" draw:marker-end-width="0.349cm" draw:fill="none" draw:fill-color="#808080" draw:textarea-horizontal-align="justify" draw:textarea-vertical-align="middle" draw:auto-grow-height="false" fo:min-height="1.525cm" fo:min-width="1.234cm" fo:padding-top="0.174cm" fo:padding-bottom="0.174cm" fo:padding-left="0.299cm" fo:padding-right="0.299cm"/>
    </style:style>
    <style:style style:name="gr25" style:family="graphic" style:parent-style-name="standard">
      <style:graphic-properties draw:stroke="dash" draw:stroke-dash="Fine_20_Dashed" svg:stroke-width="0.1cm" svg:stroke-color="#0000ff" draw:marker-start-width="0.349cm" draw:marker-end-width="0.349cm" draw:fill="none" draw:fill-color="#808080" draw:textarea-horizontal-align="justify" draw:textarea-vertical-align="middle" draw:auto-grow-height="false" fo:min-height="2.359cm" fo:min-width="2.15cm" fo:padding-top="0.174cm" fo:padding-bottom="0.174cm" fo:padding-left="0.299cm" fo:padding-right="0.299cm"/>
    </style:style>
    <style:style style:name="gr26" style:family="graphic" style:parent-style-name="standard">
      <style:graphic-properties draw:stroke="dash" draw:stroke-dash="Fine_20_Dashed" svg:stroke-width="0.1cm" svg:stroke-color="#0000ff" draw:marker-start-width="0.349cm" draw:marker-end-width="0.349cm" draw:fill="none" draw:fill-color="#808080" draw:textarea-horizontal-align="justify" draw:textarea-vertical-align="middle" draw:auto-grow-height="false" fo:min-height="5.188cm" fo:min-width="4.897cm" fo:padding-top="0.174cm" fo:padding-bottom="0.174cm" fo:padding-left="0.299cm" fo:padding-right="0.299cm"/>
    </style:style>
    <style:style style:name="gr27" style:family="graphic" style:parent-style-name="standard">
      <style:graphic-properties draw:stroke="dash" draw:stroke-dash="Fine_20_Dashed" svg:stroke-width="0.1cm" svg:stroke-color="#0000ff" draw:marker-start-width="0.349cm" draw:marker-end-width="0.349cm" draw:fill="none" draw:fill-color="#808080" draw:textarea-horizontal-align="justify" draw:textarea-vertical-align="middle" draw:auto-grow-height="false" fo:min-height="10.602cm" fo:min-width="10.412cm" fo:padding-top="0.174cm" fo:padding-bottom="0.174cm" fo:padding-left="0.299cm" fo:padding-right="0.299cm"/>
    </style:style>
    <style:style style:name="gr28" style:family="graphic" style:parent-style-name="objectwithoutfill">
      <style:graphic-properties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fo:min-height="1.7cm"/>
    </style:style>
    <style:style style:name="P1" style:family="paragraph">
      <loext:graphic-properties draw:fill="solid" draw:fill-color="#e6e6e6" draw:opacity="40%"/>
      <style:paragraph-properties fo:text-align="center"/>
    </style:style>
    <style:style style:name="P2" style:family="paragraph">
      <loext:graphic-properties draw:fill="none" draw:opacity="40%"/>
      <style:paragraph-properties fo:text-align="center"/>
    </style:style>
    <style:style style:name="P3" style:family="paragraph">
      <loext:graphic-properties draw:fill="solid" draw:fill-color="#e6e6e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808080"/>
      <style:paragraph-properties fo:text-align="center"/>
    </style:style>
    <style:style style:name="P6" style:family="paragraph">
      <loext:graphic-properties draw:fill="solid" draw:fill-color="#e6e6e6" draw:opacity="30%"/>
      <style:paragraph-properties fo:text-align="center"/>
    </style:style>
    <style:style style:name="P7" style:family="paragraph">
      <loext:graphic-properties draw:fill="none" draw:opacity="30%"/>
      <style:paragraph-properties fo:text-align="center"/>
    </style:style>
    <style:style style:name="P8" style:family="paragraph">
      <loext:graphic-properties draw:fill="none" draw:fill-color="#808080" draw:opacity="30%"/>
      <style:paragraph-properties fo:text-align="center"/>
    </style:style>
    <style:style style:name="P9" style:family="paragraph">
      <loext:graphic-properties draw:fill="solid" draw:fill-color="#e6e6e6" draw:opacity="20%"/>
      <style:paragraph-properties fo:text-align="center"/>
    </style:style>
    <style:style style:name="P10" style:family="paragraph">
      <loext:graphic-properties draw:fill="none" draw:opacity="20%"/>
      <style:paragraph-properties fo:text-align="center"/>
    </style:style>
    <style:style style:name="P11" style:family="paragraph">
      <loext:graphic-properties draw:fill="none" draw:fill-color="#808080" draw:opacity="20%"/>
      <style:paragraph-properties fo:text-align="center"/>
    </style:style>
    <style:style style:name="P12" style:family="paragraph">
      <loext:graphic-properties draw:fill="hatch" draw:fill-color="#e6e6e6" draw:fill-hatch-name="Black_20_45_20_Degrees"/>
      <style:paragraph-properties fo:text-align="center"/>
    </style:style>
    <style:style style:name="P13" style:family="paragraph">
      <loext:graphic-properties draw:fill="hatch" draw:fill-hatch-name="Black_20_45_20_Degrees"/>
      <style:paragraph-properties fo:text-align="center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0.195cm" svg:height="0.189cm" svg:x="11.056cm" svg:y="5.67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11.265cm" svg:y="5.67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1.056cm" svg:y="5.87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265cm" svg:y="5.8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11.053cm" svg:y="5.6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474cm" svg:y="5.67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11.682cm" svg:y="5.67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474cm" svg:y="5.87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682cm" svg:y="5.8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11.47cm" svg:y="5.6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1.056cm" svg:y="6.08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265cm" svg:y="6.08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1.056cm" svg:y="6.2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265cm" svg:y="6.2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11.053cm" svg:y="6.07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474cm" svg:y="6.08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682cm" svg:y="6.08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474cm" svg:y="6.2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682cm" svg:y="6.2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11.47cm" svg:y="6.07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858cm" svg:height="0.833cm" svg:x="11.039cm" svg:y="5.6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195cm" svg:height="0.189cm" svg:x="11.056cm" svg:y="6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11.265cm" svg:y="6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1.056cm" svg:y="6.77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265cm" svg:y="6.7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11.053cm" svg:y="6.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474cm" svg:y="6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11.682cm" svg:y="6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474cm" svg:y="6.77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682cm" svg:y="6.7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11.47cm" svg:y="6.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1.056cm" svg:y="6.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265cm" svg:y="6.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1.056cm" svg:y="7.1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265cm" svg:y="7.18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11.053cm" svg:y="6.97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474cm" svg:y="6.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682cm" svg:y="6.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474cm" svg:y="7.1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682cm" svg:y="7.18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11.47cm" svg:y="6.97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858cm" svg:height="0.833cm" svg:x="11.039cm" svg:y="6.5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195cm" svg:height="0.189cm" svg:x="8.356cm" svg:y="5.67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8.565cm" svg:y="5.67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8.356cm" svg:y="5.87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565cm" svg:y="5.8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8.353cm" svg:y="5.6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774cm" svg:y="5.67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8.982cm" svg:y="5.67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774cm" svg:y="5.87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982cm" svg:y="5.8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8.77cm" svg:y="5.6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8.356cm" svg:y="6.08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565cm" svg:y="6.08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8.356cm" svg:y="6.2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565cm" svg:y="6.2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8.353cm" svg:y="6.07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774cm" svg:y="6.08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982cm" svg:y="6.08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774cm" svg:y="6.2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982cm" svg:y="6.2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8.77cm" svg:y="6.07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858cm" svg:height="0.833cm" svg:x="8.339cm" svg:y="5.6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195cm" svg:height="0.189cm" svg:x="8.356cm" svg:y="6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8.565cm" svg:y="6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8.356cm" svg:y="6.77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565cm" svg:y="6.7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8.353cm" svg:y="6.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774cm" svg:y="6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8.982cm" svg:y="6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774cm" svg:y="6.77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982cm" svg:y="6.7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8.77cm" svg:y="6.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8.356cm" svg:y="6.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565cm" svg:y="6.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8.356cm" svg:y="7.1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565cm" svg:y="7.18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8.353cm" svg:y="6.97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774cm" svg:y="6.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982cm" svg:y="6.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774cm" svg:y="7.1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982cm" svg:y="7.18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8.77cm" svg:y="6.97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858cm" svg:height="0.833cm" svg:x="8.339cm" svg:y="6.5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" draw:layer="layout" svg:width="0.195cm" svg:height="0.189cm" svg:x="9.256cm" svg:y="5.67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194cm" svg:height="0.19cm" svg:x="9.465cm" svg:y="5.67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195cm" svg:height="0.189cm" svg:x="9.256cm" svg:y="5.87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194cm" svg:height="0.189cm" svg:x="9.465cm" svg:y="5.87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41cm" svg:height="0.399cm" svg:x="9.253cm" svg:y="5.671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194cm" svg:height="0.189cm" svg:x="9.674cm" svg:y="5.67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194cm" svg:height="0.19cm" svg:x="9.882cm" svg:y="5.67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194cm" svg:height="0.189cm" svg:x="9.674cm" svg:y="5.87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194cm" svg:height="0.189cm" svg:x="9.882cm" svg:y="5.87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41cm" svg:height="0.399cm" svg:x="9.67cm" svg:y="5.671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195cm" svg:height="0.189cm" svg:x="9.256cm" svg:y="6.081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194cm" svg:height="0.189cm" svg:x="9.465cm" svg:y="6.081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195cm" svg:height="0.189cm" svg:x="9.256cm" svg:y="6.28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194cm" svg:height="0.189cm" svg:x="9.465cm" svg:y="6.28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0.41cm" svg:height="0.4cm" svg:x="9.253cm" svg:y="6.077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194cm" svg:height="0.189cm" svg:x="9.674cm" svg:y="6.081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194cm" svg:height="0.189cm" svg:x="9.882cm" svg:y="6.081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194cm" svg:height="0.189cm" svg:x="9.674cm" svg:y="6.28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194cm" svg:height="0.189cm" svg:x="9.882cm" svg:y="6.28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0.41cm" svg:height="0.4cm" svg:x="9.67cm" svg:y="6.07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0.858cm" svg:height="0.833cm" svg:x="9.239cm" svg:y="5.6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195cm" svg:height="0.189cm" svg:x="10.156cm" svg:y="5.67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10.365cm" svg:y="5.67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0.156cm" svg:y="5.87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365cm" svg:y="5.8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10.153cm" svg:y="5.6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574cm" svg:y="5.67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10.782cm" svg:y="5.67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574cm" svg:y="5.87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782cm" svg:y="5.8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10.57cm" svg:y="5.6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0.156cm" svg:y="6.08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365cm" svg:y="6.08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0.156cm" svg:y="6.2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365cm" svg:y="6.2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10.153cm" svg:y="6.07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574cm" svg:y="6.08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782cm" svg:y="6.08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574cm" svg:y="6.2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782cm" svg:y="6.2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10.57cm" svg:y="6.07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858cm" svg:height="0.833cm" svg:x="10.139cm" svg:y="5.6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195cm" svg:height="0.189cm" svg:x="9.256cm" svg:y="6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9.465cm" svg:y="6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9.256cm" svg:y="6.77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465cm" svg:y="6.7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9.253cm" svg:y="6.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674cm" svg:y="6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9.882cm" svg:y="6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674cm" svg:y="6.77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882cm" svg:y="6.7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9.67cm" svg:y="6.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9.256cm" svg:y="6.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465cm" svg:y="6.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9.256cm" svg:y="7.1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465cm" svg:y="7.18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9.253cm" svg:y="6.97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674cm" svg:y="6.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882cm" svg:y="6.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674cm" svg:y="7.1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882cm" svg:y="7.18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9.67cm" svg:y="6.97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858cm" svg:height="0.833cm" svg:x="9.239cm" svg:y="6.5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195cm" svg:height="0.189cm" svg:x="10.156cm" svg:y="6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10.365cm" svg:y="6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0.156cm" svg:y="6.77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365cm" svg:y="6.7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10.153cm" svg:y="6.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574cm" svg:y="6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10.782cm" svg:y="6.5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574cm" svg:y="6.77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782cm" svg:y="6.7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10.57cm" svg:y="6.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0.156cm" svg:y="6.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365cm" svg:y="6.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0.156cm" svg:y="7.1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365cm" svg:y="7.18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10.153cm" svg:y="6.97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574cm" svg:y="6.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782cm" svg:y="6.9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574cm" svg:y="7.1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782cm" svg:y="7.18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10.57cm" svg:y="6.97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858cm" svg:height="0.833cm" svg:x="10.139cm" svg:y="6.5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5" draw:layer="layout" svg:width="1.791cm" svg:height="1.791cm" svg:x="8.324cm" svg:y="5.6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791cm" svg:height="1.791cm" svg:x="10.125cm" svg:y="5.61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0.195cm" svg:height="0.189cm" svg:x="11.057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11.266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1.057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266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11.054cm" svg:y="3.87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475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11.683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475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683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11.471cm" svg:y="3.87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1.057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266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1.057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266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11.054cm" svg:y="4.27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475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683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475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683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11.471cm" svg:y="4.27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858cm" svg:height="0.833cm" svg:x="11.04cm" svg:y="3.8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195cm" svg:height="0.189cm" svg:x="11.057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11.266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1.057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266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11.054cm" svg:y="4.7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475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11.683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475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683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11.471cm" svg:y="4.7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1.057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266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1.057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266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11.054cm" svg:y="5.17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475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683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475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1.683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11.471cm" svg:y="5.17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858cm" svg:height="0.833cm" svg:x="11.04cm" svg:y="4.7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195cm" svg:height="0.189cm" svg:x="10.157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10.366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0.157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366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10.154cm" svg:y="3.87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575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10.783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575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783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10.571cm" svg:y="3.87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0.157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366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0.157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366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10.154cm" svg:y="4.27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575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783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575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783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10.571cm" svg:y="4.27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858cm" svg:height="0.833cm" svg:x="10.14cm" svg:y="3.8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195cm" svg:height="0.189cm" svg:x="10.157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10.366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0.157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366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10.154cm" svg:y="4.7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575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10.783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575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783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10.571cm" svg:y="4.77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0.157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366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10.157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366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10.154cm" svg:y="5.17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575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783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575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10.783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10.571cm" svg:y="5.17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858cm" svg:height="0.833cm" svg:x="10.14cm" svg:y="4.7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5" draw:layer="layout" svg:width="1.791cm" svg:height="1.791cm" svg:x="10.126cm" svg:y="3.8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0.195cm" svg:height="0.189cm" svg:x="9.258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9.467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9.258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467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9.255cm" svg:y="3.8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676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9.884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676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884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9.672cm" svg:y="3.8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9.258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467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9.258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467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9.255cm" svg:y="4.27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676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884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676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884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9.672cm" svg:y="4.27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858cm" svg:height="0.833cm" svg:x="9.241cm" svg:y="3.8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195cm" svg:height="0.189cm" svg:x="9.258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9.467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9.258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467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9.255cm" svg:y="4.77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676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9.884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676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884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9.672cm" svg:y="4.77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9.258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467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9.258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467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9.255cm" svg:y="5.17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676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884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676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9.884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9.672cm" svg:y="5.17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858cm" svg:height="0.833cm" svg:x="9.241cm" svg:y="4.7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195cm" svg:height="0.189cm" svg:x="8.358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8.567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8.358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567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8.355cm" svg:y="3.8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776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8.984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776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984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8.772cm" svg:y="3.87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8.358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567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8.358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567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8.355cm" svg:y="4.27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776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984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776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984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8.772cm" svg:y="4.27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858cm" svg:height="0.833cm" svg:x="8.341cm" svg:y="3.8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195cm" svg:height="0.189cm" svg:x="8.358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8.567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8.358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567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8.355cm" svg:y="4.77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776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9cm" svg:x="8.984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776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984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1cm" svg:height="0.399cm" svg:x="8.772cm" svg:y="4.77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8.358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567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5cm" svg:height="0.189cm" svg:x="8.358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567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8.355cm" svg:y="5.17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776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984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776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194cm" svg:height="0.189cm" svg:x="8.984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1cm" svg:height="0.4cm" svg:x="8.772cm" svg:y="5.17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858cm" svg:height="0.833cm" svg:x="8.341cm" svg:y="4.7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5" draw:layer="layout" svg:width="1.791cm" svg:height="1.791cm" svg:x="8.327cm" svg:y="3.81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6" draw:layer="layout" svg:width="0.195cm" svg:height="0.189cm" svg:x="11.058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11.267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11.058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1.267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11.055cm" svg:y="7.5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1.476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11.684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1.476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1.684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11.472cm" svg:y="7.5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11.058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1.267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11.058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1.267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11.055cm" svg:y="7.9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1.476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1.684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1.476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1.684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11.472cm" svg:y="7.97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0.858cm" svg:height="0.833cm" svg:x="11.041cm" svg:y="7.5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6" draw:layer="layout" svg:width="0.195cm" svg:height="0.189cm" svg:x="11.058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11.267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11.058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1.267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11.055cm" svg:y="8.47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1.476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11.684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1.476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1.684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11.472cm" svg:y="8.47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11.058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1.267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11.058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1.267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11.055cm" svg:y="8.87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1.476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1.684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1.476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1.684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11.472cm" svg:y="8.87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0.858cm" svg:height="0.833cm" svg:x="11.041cm" svg:y="8.4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6" draw:layer="layout" svg:width="0.195cm" svg:height="0.189cm" svg:x="10.158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10.367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10.158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0.367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10.155cm" svg:y="7.5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0.576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10.784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0.576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0.784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10.572cm" svg:y="7.5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10.158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0.367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10.158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0.367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10.155cm" svg:y="7.9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0.576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0.784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0.576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0.784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10.572cm" svg:y="7.97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0.858cm" svg:height="0.833cm" svg:x="10.141cm" svg:y="7.5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6" draw:layer="layout" svg:width="0.195cm" svg:height="0.189cm" svg:x="10.158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10.367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10.158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0.367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10.155cm" svg:y="8.47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0.576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10.784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0.576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0.784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10.572cm" svg:y="8.47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10.158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0.367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10.158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0.367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10.155cm" svg:y="8.87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0.576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0.784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0.576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10.784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10.572cm" svg:y="8.87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0.858cm" svg:height="0.833cm" svg:x="10.141cm" svg:y="8.4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8" draw:layer="layout" svg:width="1.791cm" svg:height="1.791cm" svg:x="10.127cm" svg:y="7.5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6" draw:layer="layout" svg:width="0.195cm" svg:height="0.189cm" svg:x="9.259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9.468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9.259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9.468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9.256cm" svg:y="7.5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9.677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9.885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9.677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9.885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9.673cm" svg:y="7.5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9.259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9.468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9.259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9.468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9.256cm" svg:y="7.9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9.677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9.885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9.677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9.885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9.673cm" svg:y="7.979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0.858cm" svg:height="0.833cm" svg:x="9.242cm" svg:y="7.5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6" draw:layer="layout" svg:width="0.195cm" svg:height="0.189cm" svg:x="9.259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9.468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9.259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9.468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9.256cm" svg:y="8.4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9.677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9.885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9.677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9.885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9.673cm" svg:y="8.4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9.259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9.468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9.259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9.468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9.256cm" svg:y="8.8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9.677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9.885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9.677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9.885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9.673cm" svg:y="8.87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0.858cm" svg:height="0.833cm" svg:x="9.242cm" svg:y="8.4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6" draw:layer="layout" svg:width="0.195cm" svg:height="0.189cm" svg:x="8.359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8.568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8.359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8.568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8.356cm" svg:y="7.5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8.777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8.985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8.777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8.985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8.773cm" svg:y="7.57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8.359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8.568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8.359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8.568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8.356cm" svg:y="7.9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8.777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8.985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8.777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8.985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8.773cm" svg:y="7.979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0.858cm" svg:height="0.833cm" svg:x="8.342cm" svg:y="7.5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6" draw:layer="layout" svg:width="0.195cm" svg:height="0.189cm" svg:x="8.359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8.568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8.359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8.568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8.356cm" svg:y="8.4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8.777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8.985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8.777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8.985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8.773cm" svg:y="8.4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8.359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8.568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8.359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8.568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8.356cm" svg:y="8.8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8.777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8.985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8.777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8.985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8.773cm" svg:y="8.87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0.858cm" svg:height="0.833cm" svg:x="8.342cm" svg:y="8.4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8" draw:layer="layout" svg:width="1.791cm" svg:height="1.791cm" svg:x="8.328cm" svg:y="7.51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11.058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1.267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1.058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267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1.055cm" svg:y="9.3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1.684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684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1.472cm" svg:y="9.3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1.058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267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1.058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267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1.055cm" svg:y="9.7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684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684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1.472cm" svg:y="9.7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1.041cm" svg:y="9.3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1.058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1.267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1.058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267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1.055cm" svg:y="10.2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1.684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684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1.472cm" svg:y="10.2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1.058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267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1.058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267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1.055cm" svg:y="10.6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684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684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1.472cm" svg:y="10.6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1.041cm" svg:y="10.2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0.158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0.367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0.158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367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0.155cm" svg:y="9.3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0.784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784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0.572cm" svg:y="9.3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0.158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367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0.158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367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0.155cm" svg:y="9.7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784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784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0.572cm" svg:y="9.7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0.141cm" svg:y="9.3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0.158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0.367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0.158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367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0.155cm" svg:y="10.2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0.784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784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0.572cm" svg:y="10.2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0.158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367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0.158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367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0.155cm" svg:y="10.6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784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784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0.572cm" svg:y="10.6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0.141cm" svg:y="10.2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10.127cm" svg:y="9.3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9.259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9.468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9.259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468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9.256cm" svg:y="9.3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9.885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885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9.673cm" svg:y="9.3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9.259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468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9.259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468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9.256cm" svg:y="9.7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885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885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9.673cm" svg:y="9.7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9.242cm" svg:y="9.3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9.259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9.468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9.259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468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9.256cm" svg:y="10.2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9.885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885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9.673cm" svg:y="10.2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9.259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468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9.259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468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9.256cm" svg:y="10.6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885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885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9.673cm" svg:y="10.6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9.242cm" svg:y="10.2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8.359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8.568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8.359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568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8.356cm" svg:y="9.3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8.985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985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8.773cm" svg:y="9.3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8.359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568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8.359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568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8.356cm" svg:y="9.7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985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985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8.773cm" svg:y="9.7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8.342cm" svg:y="9.3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8.359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8.568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8.359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568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8.356cm" svg:y="10.2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8.985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985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8.773cm" svg:y="10.2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8.359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568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8.359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568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8.356cm" svg:y="10.6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985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985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8.773cm" svg:y="10.6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8.342cm" svg:y="10.2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8.328cm" svg:y="9.31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11.058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1.267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1.058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267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1.055cm" svg:y="0.1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1.684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684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1.472cm" svg:y="0.1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1.058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267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1.058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267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1.055cm" svg:y="0.5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684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684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1.472cm" svg:y="0.5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1.041cm" svg:y="0.1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1.058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1.267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1.058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267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1.055cm" svg:y="1.0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1.684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684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1.472cm" svg:y="1.0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1.058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267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1.058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267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1.055cm" svg:y="1.4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684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684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1.472cm" svg:y="1.4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1.041cm" svg:y="1.0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0.158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0.367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0.158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367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0.155cm" svg:y="0.1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0.784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784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0.572cm" svg:y="0.1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0.158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367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0.158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367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0.155cm" svg:y="0.5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784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784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0.572cm" svg:y="0.5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0.141cm" svg:y="0.1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0.158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0.367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0.158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367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0.155cm" svg:y="1.0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0.784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784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0.572cm" svg:y="1.0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0.158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367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0.158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367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0.155cm" svg:y="1.4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784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784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0.572cm" svg:y="1.4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0.141cm" svg:y="1.0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10.127cm" svg:y="0.1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9.259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9.468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9.259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468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9.256cm" svg:y="0.1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9.885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885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9.673cm" svg:y="0.1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9.259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468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9.259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468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9.256cm" svg:y="0.5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885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885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9.673cm" svg:y="0.5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9.242cm" svg:y="0.1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9.259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9.468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9.259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468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9.256cm" svg:y="1.0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9.885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885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9.673cm" svg:y="1.0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9.259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468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9.259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468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9.256cm" svg:y="1.4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885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885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9.673cm" svg:y="1.4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9.242cm" svg:y="1.0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8.359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8.568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8.359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568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8.356cm" svg:y="0.1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8.985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985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8.773cm" svg:y="0.1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8.359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568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8.359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568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8.356cm" svg:y="0.5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985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985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8.773cm" svg:y="0.5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8.342cm" svg:y="0.1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8.359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8.568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8.359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568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8.356cm" svg:y="1.0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8.985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985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8.773cm" svg:y="1.0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8.359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568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8.359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568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8.356cm" svg:y="1.4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985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985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8.773cm" svg:y="1.4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8.342cm" svg:y="1.0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8.328cm" svg:y="0.11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11.058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1.267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1.058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267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1.055cm" svg:y="1.9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1.684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684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1.472cm" svg:y="1.9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1.058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267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1.058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267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1.055cm" svg:y="2.3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684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684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1.472cm" svg:y="2.3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1.041cm" svg:y="1.9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1.058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1.267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1.058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267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1.055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1.684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684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1.472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1.058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267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1.058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267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1.055cm" svg:y="3.2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684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476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1.684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1.472cm" svg:y="3.2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1.041cm" svg:y="2.8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0.158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0.367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0.158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367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0.155cm" svg:y="1.9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0.784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784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0.572cm" svg:y="1.9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0.158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367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0.158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367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0.155cm" svg:y="2.3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784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784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0.572cm" svg:y="2.3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0.141cm" svg:y="1.9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0.158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0.367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0.158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367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0.155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0.784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784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0.572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0.158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367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0.158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367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0.155cm" svg:y="3.2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784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576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0.784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0.572cm" svg:y="3.2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0.141cm" svg:y="2.8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10.127cm" svg:y="1.9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9.259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9.468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9.259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468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9.256cm" svg:y="1.9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9.885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885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9.673cm" svg:y="1.9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9.259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468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9.259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468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9.256cm" svg:y="2.3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885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885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9.673cm" svg:y="2.3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9.242cm" svg:y="1.9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9.259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9.468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9.259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468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9.256cm" svg:y="2.8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9.885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885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9.673cm" svg:y="2.8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9.259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468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9.259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468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9.256cm" svg:y="3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885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677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9.885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9.673cm" svg:y="3.2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9.242cm" svg:y="2.8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8.359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8.568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8.359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568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8.356cm" svg:y="1.9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8.985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985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8.773cm" svg:y="1.9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8.359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568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8.359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568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8.356cm" svg:y="2.3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985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985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8.773cm" svg:y="2.3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8.342cm" svg:y="1.9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8.359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8.568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8.359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568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8.356cm" svg:y="2.8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8.985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985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8.773cm" svg:y="2.8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8.359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568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8.359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568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8.356cm" svg:y="3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985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777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8.985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8.773cm" svg:y="3.2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8.342cm" svg:y="2.8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8.328cm" svg:y="1.91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14.758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967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755cm" svg:y="0.1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5.384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5.172cm" svg:y="0.1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755cm" svg:y="0.5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5.172cm" svg:y="0.5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4.741cm" svg:y="0.1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4.758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967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755cm" svg:y="1.0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5.384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5.172cm" svg:y="1.0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755cm" svg:y="1.4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5.172cm" svg:y="1.4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4.741cm" svg:y="1.0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3.858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067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855cm" svg:y="0.1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484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272cm" svg:y="0.1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855cm" svg:y="0.5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272cm" svg:y="0.5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3.841cm" svg:y="0.1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3.858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067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855cm" svg:y="1.0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484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272cm" svg:y="1.0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855cm" svg:y="1.4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272cm" svg:y="1.4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3.841cm" svg:y="1.0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13.827cm" svg:y="0.1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12.959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168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956cm" svg:y="0.1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585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373cm" svg:y="0.1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956cm" svg:y="0.5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373cm" svg:y="0.5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942cm" svg:y="0.1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2.959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168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956cm" svg:y="1.0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585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373cm" svg:y="1.0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956cm" svg:y="1.4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373cm" svg:y="1.4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942cm" svg:y="1.0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2.059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268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056cm" svg:y="0.1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685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473cm" svg:y="0.1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056cm" svg:y="0.5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473cm" svg:y="0.5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042cm" svg:y="0.1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2.059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268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056cm" svg:y="1.0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685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473cm" svg:y="1.0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056cm" svg:y="1.4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473cm" svg:y="1.4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042cm" svg:y="1.0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12.028cm" svg:y="0.11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14.758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967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755cm" svg:y="1.9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5.384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5.172cm" svg:y="1.9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755cm" svg:y="2.3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5.172cm" svg:y="2.3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4.741cm" svg:y="1.9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4.758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967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755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5.384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5.172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755cm" svg:y="3.2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5.172cm" svg:y="3.2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4.741cm" svg:y="2.8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3.858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067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855cm" svg:y="1.9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484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272cm" svg:y="1.9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855cm" svg:y="2.3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272cm" svg:y="2.3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3.841cm" svg:y="1.9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3.858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067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855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484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272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855cm" svg:y="3.2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272cm" svg:y="3.2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3.841cm" svg:y="2.8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13.827cm" svg:y="1.9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12.959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168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956cm" svg:y="1.9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585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373cm" svg:y="1.9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956cm" svg:y="2.3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373cm" svg:y="2.3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942cm" svg:y="1.9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2.959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168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956cm" svg:y="2.8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585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373cm" svg:y="2.8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956cm" svg:y="3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373cm" svg:y="3.2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942cm" svg:y="2.8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2.059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268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056cm" svg:y="1.9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685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473cm" svg:y="1.9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056cm" svg:y="2.3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473cm" svg:y="2.3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042cm" svg:y="1.9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2.059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268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056cm" svg:y="2.8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685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473cm" svg:y="2.8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056cm" svg:y="3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473cm" svg:y="3.2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042cm" svg:y="2.8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12.028cm" svg:y="1.91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14.758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967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755cm" svg:y="3.8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5.384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5.172cm" svg:y="3.8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755cm" svg:y="4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5.172cm" svg:y="4.2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4.741cm" svg:y="3.8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4.758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967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755cm" svg:y="4.7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5.384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5.172cm" svg:y="4.7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755cm" svg:y="5.1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5.172cm" svg:y="5.1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4.741cm" svg:y="4.7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3.858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067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855cm" svg:y="3.8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484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272cm" svg:y="3.8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855cm" svg:y="4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272cm" svg:y="4.2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3.841cm" svg:y="3.8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3.858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067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855cm" svg:y="4.7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484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272cm" svg:y="4.7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855cm" svg:y="5.1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272cm" svg:y="5.1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3.841cm" svg:y="4.7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13.827cm" svg:y="3.8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12.959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168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956cm" svg:y="3.8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585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373cm" svg:y="3.8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956cm" svg:y="4.2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373cm" svg:y="4.2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942cm" svg:y="3.8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2.959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168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956cm" svg:y="4.7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585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373cm" svg:y="4.7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956cm" svg:y="5.1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373cm" svg:y="5.1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942cm" svg:y="4.7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2.059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268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056cm" svg:y="3.8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685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473cm" svg:y="3.8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056cm" svg:y="4.2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473cm" svg:y="4.2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042cm" svg:y="3.8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2.059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268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056cm" svg:y="4.7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685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473cm" svg:y="4.7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056cm" svg:y="5.1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473cm" svg:y="5.1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042cm" svg:y="4.7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12.028cm" svg:y="3.81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14.758cm" svg:y="5.6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967cm" svg:y="5.6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5.8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5.8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755cm" svg:y="5.6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5.6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5.384cm" svg:y="5.6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5.8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5.8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5.172cm" svg:y="5.6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6.0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6.0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755cm" svg:y="6.0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6.0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6.0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5.172cm" svg:y="6.0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4.741cm" svg:y="5.6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4.758cm" svg:y="6.5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967cm" svg:y="6.5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6.7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6.7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755cm" svg:y="6.5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6.5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5.384cm" svg:y="6.5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6.7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6.7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5.172cm" svg:y="6.5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6.9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6.9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7.1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7.1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755cm" svg:y="6.9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6.9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6.9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7.1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7.1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5.172cm" svg:y="6.9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4.741cm" svg:y="6.5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3.858cm" svg:y="5.6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067cm" svg:y="5.6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5.8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5.8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855cm" svg:y="5.6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5.6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484cm" svg:y="5.6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5.8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5.8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272cm" svg:y="5.6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6.0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6.0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855cm" svg:y="6.0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6.0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6.0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272cm" svg:y="6.0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3.841cm" svg:y="5.6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3.858cm" svg:y="6.5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067cm" svg:y="6.5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6.7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6.7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855cm" svg:y="6.5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6.5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484cm" svg:y="6.5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6.7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6.7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272cm" svg:y="6.5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6.9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6.9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7.1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7.1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855cm" svg:y="6.9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6.9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6.9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7.1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7.1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272cm" svg:y="6.9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3.841cm" svg:y="6.5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13.827cm" svg:y="5.6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12.959cm" svg:y="5.6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168cm" svg:y="5.6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5.8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5.8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956cm" svg:y="5.6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5.6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585cm" svg:y="5.6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5.8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5.8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373cm" svg:y="5.6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6.0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6.0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6.2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6.2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956cm" svg:y="6.0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6.0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6.0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6.2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6.2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373cm" svg:y="6.0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942cm" svg:y="5.6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2.959cm" svg:y="6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168cm" svg:y="6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6.7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6.7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956cm" svg:y="6.5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6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585cm" svg:y="6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6.7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6.7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373cm" svg:y="6.5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6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6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7.1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7.1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956cm" svg:y="6.9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6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6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7.1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7.1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373cm" svg:y="6.9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942cm" svg:y="6.5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2.059cm" svg:y="5.6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268cm" svg:y="5.6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5.8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5.8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056cm" svg:y="5.6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5.6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685cm" svg:y="5.6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5.8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5.8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473cm" svg:y="5.6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6.0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6.0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6.2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6.2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056cm" svg:y="6.0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6.0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6.0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6.2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6.2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473cm" svg:y="6.0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042cm" svg:y="5.6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2.059cm" svg:y="6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268cm" svg:y="6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6.7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6.7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056cm" svg:y="6.5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6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685cm" svg:y="6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6.7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6.7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473cm" svg:y="6.5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6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6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7.1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7.1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056cm" svg:y="6.9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6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6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7.1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7.1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473cm" svg:y="6.9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042cm" svg:y="6.5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12.028cm" svg:y="5.61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14.758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967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755cm" svg:y="7.5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5.384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5.172cm" svg:y="7.5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755cm" svg:y="7.9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5.172cm" svg:y="7.9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4.741cm" svg:y="7.5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4.758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967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755cm" svg:y="8.4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5.384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5.172cm" svg:y="8.4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755cm" svg:y="8.8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5.172cm" svg:y="8.8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4.741cm" svg:y="8.4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3.858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067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855cm" svg:y="7.5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484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272cm" svg:y="7.5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855cm" svg:y="7.9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272cm" svg:y="7.9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3.841cm" svg:y="7.5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3.858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067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855cm" svg:y="8.4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484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272cm" svg:y="8.4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855cm" svg:y="8.8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272cm" svg:y="8.8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3.841cm" svg:y="8.4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13.827cm" svg:y="7.5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12.959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168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956cm" svg:y="7.5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585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373cm" svg:y="7.5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956cm" svg:y="7.9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373cm" svg:y="7.9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942cm" svg:y="7.5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2.959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168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956cm" svg:y="8.4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585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373cm" svg:y="8.4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956cm" svg:y="8.8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373cm" svg:y="8.8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942cm" svg:y="8.4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2.059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268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056cm" svg:y="7.5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685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473cm" svg:y="7.5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056cm" svg:y="7.9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473cm" svg:y="7.9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042cm" svg:y="7.5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2.059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268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056cm" svg:y="8.4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685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473cm" svg:y="8.4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056cm" svg:y="8.8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473cm" svg:y="8.8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042cm" svg:y="8.4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12.028cm" svg:y="7.51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14.758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967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755cm" svg:y="9.3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5.384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5.172cm" svg:y="9.3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755cm" svg:y="9.7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5.172cm" svg:y="9.7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4.741cm" svg:y="9.3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4.758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967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755cm" svg:y="10.2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5.384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5.172cm" svg:y="10.2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4.758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967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755cm" svg:y="10.6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176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5.384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5.172cm" svg:y="10.6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4.741cm" svg:y="10.2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3.858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067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855cm" svg:y="9.3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484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272cm" svg:y="9.3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855cm" svg:y="9.7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272cm" svg:y="9.7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3.841cm" svg:y="9.3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3.858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067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855cm" svg:y="10.2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4.484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4.272cm" svg:y="10.2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3.858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067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855cm" svg:y="10.6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276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4.484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4.272cm" svg:y="10.6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3.841cm" svg:y="10.2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13.827cm" svg:y="9.3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12.959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168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956cm" svg:y="9.3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585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373cm" svg:y="9.3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956cm" svg:y="9.7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373cm" svg:y="9.7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942cm" svg:y="9.3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2.959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168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956cm" svg:y="10.2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3.585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3.373cm" svg:y="10.2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959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168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956cm" svg:y="10.6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377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3.585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3.373cm" svg:y="10.6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942cm" svg:y="10.2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2.059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268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056cm" svg:y="9.3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685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473cm" svg:y="9.3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056cm" svg:y="9.7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473cm" svg:y="9.7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042cm" svg:y="9.3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12.059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268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056cm" svg:y="10.2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12.685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12.473cm" svg:y="10.2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12.059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268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056cm" svg:y="10.6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477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12.685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12.473cm" svg:y="10.6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12.042cm" svg:y="10.2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12.028cm" svg:y="9.31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7.358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7.567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7.358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567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7.355cm" svg:y="0.1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7.984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984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7.772cm" svg:y="0.1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7.358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567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7.358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567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7.355cm" svg:y="0.5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984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984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7.772cm" svg:y="0.5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7.341cm" svg:y="0.1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7.358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7.567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7.358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567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7.355cm" svg:y="1.0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7.984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984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7.772cm" svg:y="1.0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7.358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567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7.358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567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7.355cm" svg:y="1.4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984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984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7.772cm" svg:y="1.4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7.341cm" svg:y="1.0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6.458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6.667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6.458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667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6.455cm" svg:y="0.1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7.084cm" svg:y="0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084cm" svg:y="0.3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6.872cm" svg:y="0.1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6.458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667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6.458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667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6.455cm" svg:y="0.5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084cm" svg:y="0.5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084cm" svg:y="0.7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6.872cm" svg:y="0.5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6.441cm" svg:y="0.1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6.458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6.667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6.458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667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6.455cm" svg:y="1.0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7.084cm" svg:y="1.0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084cm" svg:y="1.2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6.872cm" svg:y="1.0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6.458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667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6.458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667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6.455cm" svg:y="1.4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084cm" svg:y="1.4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084cm" svg:y="1.6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6.872cm" svg:y="1.4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6.441cm" svg:y="1.0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6.427cm" svg:y="0.1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5.559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768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556cm" svg:y="0.1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6.185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973cm" svg:y="0.1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556cm" svg:y="0.5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973cm" svg:y="0.5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5.542cm" svg:y="0.1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5.559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768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556cm" svg:y="1.0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6.185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973cm" svg:y="1.0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556cm" svg:y="1.4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973cm" svg:y="1.4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5.542cm" svg:y="1.0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4.659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4.868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4.656cm" svg:y="0.1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285cm" svg:y="0.1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0.3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073cm" svg:y="0.1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4.656cm" svg:y="0.5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0.5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0.7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073cm" svg:y="0.5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4.642cm" svg:y="0.1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4.659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4.868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4.656cm" svg:y="1.0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285cm" svg:y="1.0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1.2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073cm" svg:y="1.0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4.656cm" svg:y="1.4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1.4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1.6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073cm" svg:y="1.4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4.642cm" svg:y="1.0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4.628cm" svg:y="0.11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7.358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7.567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7.358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567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7.355cm" svg:y="1.9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7.984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984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7.772cm" svg:y="1.9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7.358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567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7.358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567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7.355cm" svg:y="2.3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984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984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7.772cm" svg:y="2.3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7.341cm" svg:y="1.9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7.358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7.567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7.358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567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7.355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7.984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984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7.772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7.358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567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7.358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567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7.355cm" svg:y="3.2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984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984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7.772cm" svg:y="3.2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7.341cm" svg:y="2.8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6.458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6.667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6.458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667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6.455cm" svg:y="1.9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7.084cm" svg:y="1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084cm" svg:y="2.1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6.872cm" svg:y="1.9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6.458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667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6.458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667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6.455cm" svg:y="2.3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084cm" svg:y="2.3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084cm" svg:y="2.5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6.872cm" svg:y="2.3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6.441cm" svg:y="1.9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6.458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6.667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6.458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667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6.455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7.084cm" svg:y="2.8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084cm" svg:y="3.0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6.872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6.458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667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6.458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667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6.455cm" svg:y="3.2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084cm" svg:y="3.2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084cm" svg:y="3.4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6.872cm" svg:y="3.2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6.441cm" svg:y="2.8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6.427cm" svg:y="1.9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5.559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768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556cm" svg:y="1.9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6.185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973cm" svg:y="1.9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556cm" svg:y="2.3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973cm" svg:y="2.3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5.542cm" svg:y="1.9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5.559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768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556cm" svg:y="2.8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6.185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973cm" svg:y="2.8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556cm" svg:y="3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973cm" svg:y="3.2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5.542cm" svg:y="2.8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4.659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4.868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4.656cm" svg:y="1.9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285cm" svg:y="1.9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2.1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073cm" svg:y="1.9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4.656cm" svg:y="2.3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2.3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2.5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073cm" svg:y="2.3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4.642cm" svg:y="1.9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4.659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4.868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4.656cm" svg:y="2.8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285cm" svg:y="2.8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3.0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073cm" svg:y="2.8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4.656cm" svg:y="3.2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3.2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3.4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073cm" svg:y="3.2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4.642cm" svg:y="2.8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4.628cm" svg:y="1.91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6" draw:layer="layout" svg:width="0.195cm" svg:height="0.189cm" svg:x="7.358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7.567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7.358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567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7.355cm" svg:y="3.8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7.984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984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7.772cm" svg:y="3.8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7.358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567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7.358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567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7.355cm" svg:y="4.2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984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984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7.772cm" svg:y="4.27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0.858cm" svg:height="0.833cm" svg:x="7.341cm" svg:y="3.8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6" draw:layer="layout" svg:width="0.195cm" svg:height="0.189cm" svg:x="7.358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7.567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7.358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567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7.355cm" svg:y="4.77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7.984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984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7.772cm" svg:y="4.77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7.358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567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7.358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567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7.355cm" svg:y="5.17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984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984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7.772cm" svg:y="5.17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0.858cm" svg:height="0.833cm" svg:x="7.341cm" svg:y="4.7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6" draw:layer="layout" svg:width="0.195cm" svg:height="0.189cm" svg:x="6.458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6.667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6.458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667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6.455cm" svg:y="3.8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7.084cm" svg:y="3.8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084cm" svg:y="4.07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6.872cm" svg:y="3.8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6.458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667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6.458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667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6.455cm" svg:y="4.2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084cm" svg:y="4.2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084cm" svg:y="4.4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6.872cm" svg:y="4.27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0.858cm" svg:height="0.833cm" svg:x="6.441cm" svg:y="3.8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6" draw:layer="layout" svg:width="0.195cm" svg:height="0.189cm" svg:x="6.458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6.667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6.458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667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6.455cm" svg:y="4.77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7.084cm" svg:y="4.7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084cm" svg:y="4.97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6.872cm" svg:y="4.77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6.458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667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6.458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667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6.455cm" svg:y="5.17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084cm" svg:y="5.1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084cm" svg:y="5.38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6.872cm" svg:y="5.17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0.858cm" svg:height="0.833cm" svg:x="6.441cm" svg:y="4.7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8" draw:layer="layout" svg:width="1.791cm" svg:height="1.791cm" svg:x="6.427cm" svg:y="3.8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5.559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768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556cm" svg:y="3.8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6.185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973cm" svg:y="3.8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556cm" svg:y="4.2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973cm" svg:y="4.2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5.542cm" svg:y="3.8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5.559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768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556cm" svg:y="4.7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6.185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973cm" svg:y="4.7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556cm" svg:y="5.1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973cm" svg:y="5.1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5.542cm" svg:y="4.7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4.659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4.868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4.656cm" svg:y="3.8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285cm" svg:y="3.8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4.0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073cm" svg:y="3.8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4.656cm" svg:y="4.2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4.2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4.4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073cm" svg:y="4.2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4.642cm" svg:y="3.8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4.659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4.868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4.656cm" svg:y="4.7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285cm" svg:y="4.7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4.9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073cm" svg:y="4.7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4.656cm" svg:y="5.1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5.1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5.3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073cm" svg:y="5.1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4.642cm" svg:y="4.7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4.628cm" svg:y="3.81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6" draw:layer="layout" svg:width="0.195cm" svg:height="0.189cm" svg:x="7.358cm" svg:y="5.6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7.567cm" svg:y="5.6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7.358cm" svg:y="5.8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567cm" svg:y="5.87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7.355cm" svg:y="5.6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5.6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7.984cm" svg:y="5.6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5.8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984cm" svg:y="5.87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7.772cm" svg:y="5.6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7.358cm" svg:y="6.0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567cm" svg:y="6.0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7.358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567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7.355cm" svg:y="6.0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6.0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984cm" svg:y="6.0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984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7.772cm" svg:y="6.07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0.858cm" svg:height="0.833cm" svg:x="7.341cm" svg:y="5.6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6" draw:layer="layout" svg:width="0.195cm" svg:height="0.189cm" svg:x="7.358cm" svg:y="6.5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7.567cm" svg:y="6.5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7.358cm" svg:y="6.7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567cm" svg:y="6.77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7.355cm" svg:y="6.57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6.5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7.984cm" svg:y="6.5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6.7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984cm" svg:y="6.77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7.772cm" svg:y="6.57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7.358cm" svg:y="6.9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567cm" svg:y="6.9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7.358cm" svg:y="7.18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567cm" svg:y="7.18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7.355cm" svg:y="6.97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6.9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984cm" svg:y="6.9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7.18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984cm" svg:y="7.18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7.772cm" svg:y="6.97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0.858cm" svg:height="0.833cm" svg:x="7.341cm" svg:y="6.5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6" draw:layer="layout" svg:width="0.195cm" svg:height="0.189cm" svg:x="6.458cm" svg:y="5.6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6.667cm" svg:y="5.6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6.458cm" svg:y="5.8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667cm" svg:y="5.87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6.455cm" svg:y="5.6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5.6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7.084cm" svg:y="5.6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5.8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084cm" svg:y="5.87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6.872cm" svg:y="5.6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6.458cm" svg:y="6.0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667cm" svg:y="6.0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6.458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667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6.455cm" svg:y="6.0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6.0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084cm" svg:y="6.0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084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6.872cm" svg:y="6.07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0.858cm" svg:height="0.833cm" svg:x="6.441cm" svg:y="5.6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6" draw:layer="layout" svg:width="0.195cm" svg:height="0.189cm" svg:x="6.458cm" svg:y="6.5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6.667cm" svg:y="6.5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6.458cm" svg:y="6.7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667cm" svg:y="6.77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6.455cm" svg:y="6.57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6.5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7.084cm" svg:y="6.5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6.7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084cm" svg:y="6.77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6.872cm" svg:y="6.57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6.458cm" svg:y="6.9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667cm" svg:y="6.9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6.458cm" svg:y="7.18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667cm" svg:y="7.18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6.455cm" svg:y="6.97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6.9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084cm" svg:y="6.9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7.18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084cm" svg:y="7.18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6.872cm" svg:y="6.97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0.858cm" svg:height="0.833cm" svg:x="6.441cm" svg:y="6.5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8" draw:layer="layout" svg:width="1.791cm" svg:height="1.791cm" svg:x="6.427cm" svg:y="5.6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5.559cm" svg:y="5.6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768cm" svg:y="5.6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5.8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5.8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556cm" svg:y="5.6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5.6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6.185cm" svg:y="5.6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5.8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5.8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973cm" svg:y="5.6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6.0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6.0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6.2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6.2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556cm" svg:y="6.0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6.0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6.0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6.2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6.2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973cm" svg:y="6.0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5.542cm" svg:y="5.6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5.559cm" svg:y="6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768cm" svg:y="6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6.7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6.7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556cm" svg:y="6.5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6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6.185cm" svg:y="6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6.7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6.7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973cm" svg:y="6.5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6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6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7.1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7.1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556cm" svg:y="6.9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6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6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7.1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7.1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973cm" svg:y="6.9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5.542cm" svg:y="6.5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4.659cm" svg:y="5.6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4.868cm" svg:y="5.6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5.8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5.8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4.656cm" svg:y="5.6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5.6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285cm" svg:y="5.6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5.8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5.8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073cm" svg:y="5.6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6.0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6.0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6.2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6.2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4.656cm" svg:y="6.0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6.0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6.0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6.2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6.2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073cm" svg:y="6.0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4.642cm" svg:y="5.6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4.659cm" svg:y="6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4.868cm" svg:y="6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6.7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6.7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4.656cm" svg:y="6.5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6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285cm" svg:y="6.5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6.7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6.7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073cm" svg:y="6.5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6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6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7.1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7.1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4.656cm" svg:y="6.9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6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6.9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7.1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7.1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073cm" svg:y="6.9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4.642cm" svg:y="6.5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4.628cm" svg:y="5.61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6" draw:layer="layout" svg:width="0.195cm" svg:height="0.189cm" svg:x="7.358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7.567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7.358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567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7.355cm" svg:y="7.5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7.984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984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7.772cm" svg:y="7.5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7.358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567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7.358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567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7.355cm" svg:y="7.9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984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984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7.772cm" svg:y="7.97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0.858cm" svg:height="0.833cm" svg:x="7.341cm" svg:y="7.5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6" draw:layer="layout" svg:width="0.195cm" svg:height="0.189cm" svg:x="7.358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7.567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7.358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567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7.355cm" svg:y="8.47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7.984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984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7.772cm" svg:y="8.47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7.358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567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7.358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567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7.355cm" svg:y="8.87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984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776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984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7.772cm" svg:y="8.87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0.858cm" svg:height="0.833cm" svg:x="7.341cm" svg:y="8.4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6" draw:layer="layout" svg:width="0.195cm" svg:height="0.189cm" svg:x="6.458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6.667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6.458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667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6.455cm" svg:y="7.5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7.084cm" svg:y="7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084cm" svg:y="7.77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6.872cm" svg:y="7.5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6.458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667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6.458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667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6.455cm" svg:y="7.9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084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084cm" svg:y="8.1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6.872cm" svg:y="7.97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0.858cm" svg:height="0.833cm" svg:x="6.441cm" svg:y="7.5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6" draw:layer="layout" svg:width="0.195cm" svg:height="0.189cm" svg:x="6.458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6.667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6.458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667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6.455cm" svg:y="8.47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9cm" svg:x="7.084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084cm" svg:y="8.67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41cm" svg:height="0.399cm" svg:x="6.872cm" svg:y="8.47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6.458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667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5cm" svg:height="0.189cm" svg:x="6.458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667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6.455cm" svg:y="8.87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084cm" svg:y="8.8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6.876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0.194cm" svg:height="0.189cm" svg:x="7.084cm" svg:y="9.08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0.41cm" svg:height="0.4cm" svg:x="6.872cm" svg:y="8.87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0.858cm" svg:height="0.833cm" svg:x="6.441cm" svg:y="8.4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8" draw:layer="layout" svg:width="1.791cm" svg:height="1.791cm" svg:x="6.427cm" svg:y="7.5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5.559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768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556cm" svg:y="7.5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6.185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973cm" svg:y="7.5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556cm" svg:y="7.9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973cm" svg:y="7.9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5.542cm" svg:y="7.5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5.559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768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556cm" svg:y="8.4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6.185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973cm" svg:y="8.4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556cm" svg:y="8.8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973cm" svg:y="8.8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5.542cm" svg:y="8.4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4.659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4.868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4.656cm" svg:y="7.5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285cm" svg:y="7.5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7.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073cm" svg:y="7.5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4.656cm" svg:y="7.9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7.9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073cm" svg:y="7.9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4.642cm" svg:y="7.5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4.659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4.868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4.656cm" svg:y="8.4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285cm" svg:y="8.4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8.6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073cm" svg:y="8.4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4.656cm" svg:y="8.8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8.8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9.0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073cm" svg:y="8.8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4.642cm" svg:y="8.4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4.628cm" svg:y="7.51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7.358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7.567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7.358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567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7.355cm" svg:y="9.3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7.984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984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7.772cm" svg:y="9.3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7.358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567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7.358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567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7.355cm" svg:y="9.7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984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984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7.772cm" svg:y="9.7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7.341cm" svg:y="9.3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7.358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7.567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7.358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567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7.355cm" svg:y="10.2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7.984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984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7.772cm" svg:y="10.2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7.358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567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7.358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567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7.355cm" svg:y="10.6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984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776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984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7.772cm" svg:y="10.6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7.341cm" svg:y="10.2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6.458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6.667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6.458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667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6.455cm" svg:y="9.3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7.084cm" svg:y="9.3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084cm" svg:y="9.5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6.872cm" svg:y="9.3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6.458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667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6.458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667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6.455cm" svg:y="9.7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084cm" svg:y="9.7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084cm" svg:y="9.9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6.872cm" svg:y="9.7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6.441cm" svg:y="9.3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6.458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6.667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6.458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667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6.455cm" svg:y="10.2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7.084cm" svg:y="10.27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084cm" svg:y="10.4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6.872cm" svg:y="10.27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6.458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667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6.458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667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6.455cm" svg:y="10.67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084cm" svg:y="10.6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876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7.084cm" svg:y="10.88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6.872cm" svg:y="10.67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6.441cm" svg:y="10.2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6.427cm" svg:y="9.3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9" draw:layer="layout" svg:width="0.195cm" svg:height="0.189cm" svg:x="5.559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768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556cm" svg:y="9.3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6.185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973cm" svg:y="9.3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556cm" svg:y="9.7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973cm" svg:y="9.7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5.542cm" svg:y="9.3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5.559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768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556cm" svg:y="10.2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6.185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973cm" svg:y="10.2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5.559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768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556cm" svg:y="10.6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977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6.185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973cm" svg:y="10.6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5.542cm" svg:y="10.2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4.659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4.868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4.656cm" svg:y="9.3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285cm" svg:y="9.37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9.5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073cm" svg:y="9.3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4.656cm" svg:y="9.7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9.7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9.98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073cm" svg:y="9.77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4.642cm" svg:y="9.3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0.195cm" svg:height="0.189cm" svg:x="4.659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4.868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4.656cm" svg:y="10.2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9cm" svg:x="5.285cm" svg:y="10.2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10.47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0.41cm" svg:height="0.399cm" svg:x="5.073cm" svg:y="10.27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5cm" svg:height="0.189cm" svg:x="4.659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4.868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4.656cm" svg:y="10.67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10.68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077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94cm" svg:height="0.189cm" svg:x="5.285cm" svg:y="10.88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0.41cm" svg:height="0.4cm" svg:x="5.073cm" svg:y="10.67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858cm" svg:height="0.833cm" svg:x="4.642cm" svg:y="10.2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1" draw:layer="layout" svg:width="1.791cm" svg:height="1.791cm" svg:x="4.628cm" svg:y="9.31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0" draw:text-style-name="P12" draw:layer="layout" svg:width="0.195cm" svg:height="0.189cm" svg:x="9.256cm" svg:y="5.675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194cm" svg:height="0.19cm" svg:x="9.465cm" svg:y="5.675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195cm" svg:height="0.189cm" svg:x="9.256cm" svg:y="5.87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194cm" svg:height="0.189cm" svg:x="9.465cm" svg:y="5.879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3" draw:layer="layout" svg:width="0.41cm" svg:height="0.399cm" svg:x="9.253cm" svg:y="5.672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194cm" svg:height="0.189cm" svg:x="9.674cm" svg:y="5.675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194cm" svg:height="0.19cm" svg:x="9.882cm" svg:y="5.675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194cm" svg:height="0.189cm" svg:x="9.674cm" svg:y="5.87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194cm" svg:height="0.189cm" svg:x="9.882cm" svg:y="5.879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3" draw:layer="layout" svg:width="0.41cm" svg:height="0.399cm" svg:x="9.67cm" svg:y="5.672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195cm" svg:height="0.189cm" svg:x="9.256cm" svg:y="6.082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194cm" svg:height="0.189cm" svg:x="9.465cm" svg:y="6.082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195cm" svg:height="0.189cm" svg:x="9.256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194cm" svg:height="0.189cm" svg:x="9.465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3" draw:layer="layout" svg:width="0.41cm" svg:height="0.4cm" svg:x="9.253cm" svg:y="6.078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194cm" svg:height="0.189cm" svg:x="9.674cm" svg:y="6.082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194cm" svg:height="0.189cm" svg:x="9.882cm" svg:y="6.082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194cm" svg:height="0.189cm" svg:x="9.674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194cm" svg:height="0.189cm" svg:x="9.882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3" draw:layer="layout" svg:width="0.41cm" svg:height="0.4cm" svg:x="9.67cm" svg:y="6.07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3" draw:layer="layout" svg:width="0.858cm" svg:height="0.833cm" svg:x="9.239cm" svg:y="5.6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4" draw:text-style-name="P5" draw:layer="layout" svg:width="1.832cm" svg:height="1.873cm" svg:x="8.731cm" svg:y="5.127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2.748cm" svg:height="2.707cm" svg:x="8.324cm" svg:y="4.7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5.495cm" svg:height="5.536cm" svg:x="6.452cm" svg:y="3.8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5" draw:layer="layout" svg:width="11.01cm" svg:height="10.95cm" svg:x="4.6cm" svg:y="0.1cm">
            <text:p/>
            <draw:enhanced-geometry svg:viewBox="0 0 21600 21600" draw:type="rectangle" draw:enhanced-path="M 0 0 L 21600 0 21600 21600 0 21600 0 0 Z N"/>
          </draw:custom-shape>
          <draw:path draw:style-name="gr28" draw:text-style-name="P4" draw:layer="layout" svg:width="5.955cm" svg:height="2.954cm" draw:transform="skewX (0.0593411945678073) rotate (-0.626224135615566) translate (4.2738267359066cm 2.40899995226978cm)" svg:viewBox="0 0 5956 2955" svg:d="M0 2955c1706-1 5956-2955 5956-2955">
            <text:p/>
          </draw:path>
          <draw:path draw:style-name="gr28" draw:text-style-name="P4" draw:layer="layout" svg:width="7.626cm" svg:height="3.64cm" draw:transform="skewX (0.626224135615565) rotate (-2.14797671042942) translate (8.276cm 7.503cm)" svg:viewBox="0 0 7627 3641" svg:d="M7627 3641c-2185 1-7627-3641-7627-3641">
            <text:p/>
          </draw:path>
          <draw:path draw:style-name="gr28" draw:text-style-name="P4" draw:layer="layout" svg:width="4.815cm" svg:height="2.498cm" draw:transform="skewX (0.138055543832752) rotate (0.72640603468004) translate (12.1cm 4.1cm)" svg:viewBox="0 0 4816 2499" svg:d="M4816 2499c-1381 0-4816-2499-4816-2499">
            <text:p/>
          </draw:path>
          <draw:path draw:style-name="gr28" draw:text-style-name="P4" draw:layer="layout" svg:width="1.91cm" svg:height="0.962cm" draw:transform="skewX (0.00244346095279203) rotate (0.65572019997427) translate (15.7cm 6cm)" svg:viewBox="0 0 1911 963" svg:d="M1911 963c-547 0-1911-963-1911-963">
            <text:p/>
          </draw:path>
          <draw:frame draw:style-name="gr29" draw:text-style-name="P14" draw:layer="layout" svg:width="4.9cm" svg:height="1.95cm" svg:x="0.3cm" svg:y="4cm">
            <draw:text-box>
              <text:p><text:span text:style-name="T1">Simulation box</text:span></text:p>
            </draw:text-box>
          </draw:frame>
          <draw:frame draw:style-name="gr29" draw:text-style-name="P16" draw:layer="layout" svg:width="4.9cm" svg:height="1.95cm" svg:x="0.1cm" svg:y="5.9cm">
            <draw:text-box>
              <text:p text:style-name="P15"><text:span text:style-name="T1">Repeatition up to level 2</text:span></text:p>
            </draw:text-box>
          </draw:frame>
          <draw:path draw:style-name="gr28" draw:text-style-name="P4" draw:layer="layout" svg:width="5.799cm" svg:height="0.599cm" svg:x="2.8cm" svg:y="6.7cm" svg:viewBox="0 0 5800 600" svg:d="M0 600c2000 0 5800-600 5800-600">
            <text:p/>
          </draw:path>
          <draw:frame draw:style-name="gr29" draw:text-style-name="P16" draw:layer="layout" svg:width="4.9cm" svg:height="1.95cm" svg:x="0.1cm" svg:y="9.6cm">
            <draw:text-box>
              <text:p text:style-name="P15"><text:span text:style-name="T1">Repeatition up to level 1</text:span></text:p>
            </draw:text-box>
          </draw:frame>
          <draw:frame draw:style-name="gr29" draw:text-style-name="P16" draw:layer="layout" svg:width="4.9cm" svg:height="1.95cm" svg:x="15.8cm" svg:y="1.65cm">
            <draw:text-box>
              <text:p text:style-name="P15"><text:span text:style-name="T1">Repeatition up to level 0 (Root)</text:span></text:p>
            </draw:text-box>
          </draw:frame>
          <draw:frame draw:style-name="gr29" draw:text-style-name="P16" draw:layer="layout" svg:width="4.9cm" svg:height="1.95cm" svg:x="15.7cm" svg:y="4.2cm">
            <draw:text-box>
              <text:p text:style-name="P15"><text:span text:style-name="T1">Repeatition up to level -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1T17:13:59.416529929</meta:creation-date>
    <dc:date>2020-04-01T14:59:01.096771855</dc:date>
    <meta:editing-duration>PT5M16S</meta:editing-duration>
    <meta:editing-cycles>5</meta:editing-cycles>
    <meta:generator>LibreOffice/6.0.7.3$Linux_X86_64 LibreOffice_project/00m0$Build-3</meta:generator>
    <meta:document-statistic meta:object-count="3241"/>
  </office:meta>
</office:document-meta>
</file>